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4000000CD34A72D008C3FF8E5.png" manifest:media-type="image/png"/>
  <manifest:file-entry manifest:full-path="Pictures/10000201000001A30000004A9BB2B54B8A31AAB7.png" manifest:media-type="image/png"/>
  <manifest:file-entry manifest:full-path="Pictures/10000201000000E6000000E5C4E98C5A3CA9D310.png" manifest:media-type="image/png"/>
  <manifest:file-entry manifest:full-path="Pictures/100002010000019000000190061300C524CD841B.png" manifest:media-type="image/png"/>
  <manifest:file-entry manifest:full-path="Pictures/100002010000017E000000D4FCA3A36F036A711A.png" manifest:media-type="image/png"/>
  <manifest:file-entry manifest:full-path="Pictures/10000201000005640000057E5388A386A1213B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Code" svg:font-family="'Courier Code'"/>
    <style:font-face style:name="OCR A Extended1" svg:font-family="'OCR A Extended'"/>
    <style:font-face style:name="OCR A Std" svg:font-family="'OCR A Std'"/>
    <style:font-face style:name="Courier Code3" svg:font-family="'Courier Code'" style:font-family-generic="modern"/>
    <style:font-face style:name="RBTFNT" svg:font-family="RBTFNT" style:font-family-generic="modern"/>
    <style:font-face style:name="Courier Code4" svg:font-family="'Courier Code'" style:font-family-generic="modern" style:font-pitch="fixed"/>
    <style:font-face style:name="RBTFNT2" svg:font-family="RBTFNT" style:font-family-generic="modern" style:font-pitch="fixed"/>
    <style:font-face style:name="Courier Code5" svg:font-family="'Courier Code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CR A Extended" svg:font-family="'OCR A Extended'" style:font-pitch="variable"/>
    <style:font-face style:name="OCR A Std1" svg:font-family="'OCR A Std'" style:font-pitch="variable"/>
    <style:font-face style:name="Courier Code6" svg:font-family="'Courier Code'" style:font-family-generic="decorative" style:font-pitch="variable"/>
    <style:font-face style:name="DejaVu Sans1" svg:font-family="'DejaVu Sans'" style:font-family-generic="decorative" style:font-pitch="variable"/>
    <style:font-face style:name="Noto Sans CJK SC1" svg:font-family="'Noto Sans CJK SC'" style:font-family-generic="decorative" style:font-pitch="variable"/>
    <style:font-face style:name="Courier Code2" svg:font-family="'Courier Code'" style:font-family-generic="modern" style:font-pitch="variable"/>
    <style:font-face style:name="DejaVu Sans2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RBTFNT1" svg:font-family="RBTFNT" style:font-family-generic="modern" style:font-pitch="variable"/>
    <style:font-face style:name="Courier Code1" svg:font-family="'Courier Code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urier Code7" svg:font-family="'Courier Code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tart_2f_End_20_Slide-notes">
      <style:graphic-properties draw:fill-color="#ffffff" fo:min-height="13.364cm"/>
      <style:paragraph-properties style:writing-mode="lr-tb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Titelfolie-notes">
      <style:graphic-properties draw:fill-color="#ffffff" fo:min-height="13.364cm"/>
      <style:paragraph-properties style:writing-mode="lr-tb"/>
    </style:style>
    <style:style style:name="pr6" style:family="presentation" style:parent-style-name="One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n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One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ne_20_Content-notes">
      <style:graphic-properties draw:fill-color="#ffffff" fo:min-height="13.364cm"/>
      <style:paragraph-properties style:writing-mode="lr-tb"/>
    </style:style>
    <style:style style:name="pr10" style:family="presentation" style:parent-style-name="One_20_Content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ne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One_20_Content_5f_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ne_20_Content_5f_-notes">
      <style:graphic-properties draw:fill-color="#ffffff" fo:min-height="13.364cm"/>
      <style:paragraph-properties style:writing-mode="lr-tb"/>
    </style:style>
    <style:style style:name="pr14" style:family="presentation" style:parent-style-name="End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End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.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4" style:family="paragraph">
      <style:paragraph-properties fo:margin-left="0.7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ourier Code4" fo:font-size="44pt" fo:letter-spacing="-0.035cm" fo:font-style="normal" style:text-underline-style="none" fo:font-weight="normal" style:font-name-asian="Courier Code6" style:font-size-asian="28pt" style:font-style-asian="normal" style:font-weight-asian="normal" style:font-name-complex="Courier Code4" style:font-size-complex="28pt" style:font-style-complex="normal" style:font-weight-complex="normal" fo:hyphenate="false"/>
    </style:style>
    <style:style style:name="P10" style:family="paragraph">
      <style:paragraph-properties fo:margin-top="0cm" fo:margin-bottom="0cm" fo:line-height="1.552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1.552cm" fo:text-align="start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RBTFNT2" fo:font-size="60pt" fo:letter-spacing="-0.123cm" fo:font-style="normal" style:text-underline-style="none" fo:font-weight="normal" style:font-name-asian="Courier Code6" style:font-size-asian="44pt" style:font-style-asian="normal" style:font-weight-asian="normal" style:font-name-complex="Courier Code4" style:font-size-complex="44pt" style:font-style-complex="normal" style:font-weight-complex="normal" fo:hyphenate="false"/>
    </style:style>
    <style:style style:name="T1" style:family="text">
      <style:text-properties fo:text-transform="uppercase" fo:color="#01ffd9" style:text-line-through-style="none" style:text-line-through-type="none" style:text-position="0% 100%" style:font-name="RBTFNT2" fo:font-size="60pt" fo:letter-spacing="-0.194cm" fo:language="de" fo:country="DE" fo:font-style="normal" style:text-underline-style="none" fo:font-weight="normal" style:font-name-asian="Courier Code6" style:font-size-asian="60pt" style:font-style-asian="normal" style:font-weight-asian="normal" style:font-name-complex="Courier Code4" style:font-size-complex="60pt" style:font-style-complex="normal" style:font-weight-complex="normal"/>
    </style:style>
    <style:style style:name="T2" style:family="text">
      <style:text-properties fo:font-variant="normal" fo:text-transform="none" fo:color="#01ffd9" style:text-line-through-style="none" style:text-line-through-type="none" style:text-position="0% 100%" style:font-name="Courier Code4" fo:font-size="24pt" fo:letter-spacing="-0.035cm" fo:language="de" fo:country="DE" fo:font-style="normal" style:text-underline-style="none" fo:font-weight="normal" style:font-name-asian="Courier Code6" style:font-size-asian="24pt" style:font-style-asian="normal" style:font-weight-asian="normal" style:font-name-complex="Courier Code4" style:font-size-complex="24pt" style:font-style-complex="normal" style:font-weight-complex="normal"/>
    </style:style>
    <style:style style:name="T3" style:family="text">
      <style:text-properties fo:font-variant="normal" fo:text-transform="none" fo:color="#262330" style:text-line-through-style="none" style:text-line-through-type="none" style:text-position="0% 100%" style:font-name="Courier Code4" fo:font-size="12pt" fo:letter-spacing="normal" fo:language="en" fo:country="US" fo:font-style="normal" style:text-underline-style="none" fo:font-weight="normal" style:font-name-asian="Courier Code6" style:font-size-asian="12pt" style:font-style-asian="normal" style:font-weight-asian="normal" style:font-name-complex="Courier Code4" style:font-size-complex="12pt" style:font-style-complex="normal" style:font-weight-complex="normal"/>
    </style:style>
    <style:style style:name="T4" style:family="text">
      <style:text-properties fo:font-size="44pt"/>
    </style:style>
    <style:style style:name="T5" style:family="text">
      <style:text-properties fo:text-transform="uppercase" fo:color="#ffffff" style:text-line-through-style="none" style:text-line-through-type="none" style:text-position="0% 100%" style:font-name="RBTFNT2" fo:font-size="60pt" fo:letter-spacing="-0.123cm" fo:font-style="normal" style:text-underline-style="none" fo:font-weight="normal" style:font-name-asian="Courier Code6" style:font-size-asian="44pt" style:font-style-asian="normal" style:font-weight-asian="normal" style:font-name-complex="Courier Code4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634cm"/>
        <style:text-properties style:font-name="Courier Code4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_2f_End_20_Slide" presentation:presentation-page-layout-name="AL1T0" xml:id="id1" draw:id="id1">
        <office:forms form:automatic-focus="false" form:apply-design-mode="false"/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draw:frame draw:name="Titel 6" presentation:style-name="pr2" draw:text-style-name="P3" draw:layer="layout" svg:width="32.015cm" svg:height="6.675cm" svg:x="0.917cm" svg:y="2.525cm" presentation:class="title" presentation:user-transformed="true">
          <draw:text-box>
            <text:p text:style-name="P2"><text:span text:style-name="T1">Creating robot Framework libraries: why and how?</text:span></text:p>
          </draw:text-box>
        </draw:frame>
        <draw:frame draw:name="Untertitel 7" presentation:style-name="pr3" draw:text-style-name="P5" draw:layer="layout" svg:width="32.015cm" svg:height="3.308cm" svg:x="0.917cm" svg:y="10.4cm" presentation:class="subtitle" presentation:user-transformed="true">
          <draw:text-box>
            <text:p text:style-name="P4"><text:span text:style-name="T2">Pekka Klärck</text:span></text:p>
            <text:p text:style-name="P4"><text:span text:style-name="T2">@pekkaklarck</text:span></text:p>
            <text:p text:style-name="P4"><text:span text:style-name="T2">Robot Framework lead developer</text:span></text:p>
            <text:p text:style-name="P4"><text:span text:style-name="T2"/></text:p>
            <text:p text:style-name="P4"><text:span text:style-name="T2">https://github.com/pekkaklarck/robot-libraries-why-and-how</text:span></text:p>
          </draw:text-box>
        </draw:frame>
        <draw:frame draw:name="Slide Number Placeholder 5" presentation:style-name="pr4" draw:text-style-name="P7" draw:layer="layout" svg:width="3.952cm" svg:height="0.783cm" svg:x="29.507cm" svg:y="0.325cm" presentation:class="page-number" presentation:user-transformed="true">
          <draw:text-box>
            <text:p text:style-name="P6"><text:span text:style-name="T3"><text:page-number>&lt;numero&gt;</text:page-number></text:span></text:p>
          </draw:text-box>
        </draw:frame>
        <draw:frame draw:name="Footer Placeholder 3" presentation:style-name="pr4" draw:text-style-name="P7" draw:layer="layout" svg:width="11.429cm" svg:height="0.783cm" svg:x="11.218cm" svg:y="0.325cm" presentation:class="footer" presentation:user-transformed="true">
          <draw:text-box>
            <text:p text:style-name="P8"><text:span text:style-name="T3">https://robocon.io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ntent">
        <draw:frame draw:name="Inhaltsplatzhalter 2" presentation:style-name="pr6" draw:text-style-name="P9" draw:layer="layout" svg:width="32.01cm" svg:height="10.4cm" svg:x="0.923cm" svg:y="5.6cm" presentation:class="outline" presentation:user-transformed="true">
          <draw:text-box>
            <text:list text:style-name="L3">
              <text:list-item>
                <text:p><text:span text:style-name="T4">Interact with new target system</text:span></text:p>
              </text:list-item>
              <text:list-item>
                <text:p><text:span text:style-name="T4">Move complex logic away from data</text:span></text:p>
              </text:list-item>
              <text:list-item>
                <text:p><text:span text:style-name="T4">Performance</text:span></text:p>
              </text:list-item>
              <text:list-item>
                <text:p><text:span text:style-name="T4">Coder friendly</text:span></text:p>
              </text:list-item>
            </text:list>
          </draw:text-box>
        </draw:frame>
        <draw:frame draw:name="Slide Number Placeholder 7" presentation:style-name="pr7" draw:text-style-name="P7" draw:layer="layout" svg:width="3.952cm" svg:height="0.783cm" svg:x="29.507cm" svg:y="0.325cm" presentation:class="page-number" presentation:user-transformed="true">
          <draw:text-box>
            <text:p text:style-name="P6"><text:span text:style-name="T3"><text:page-number>&lt;numero&gt;</text:page-number></text:span></text:p>
          </draw:text-box>
        </draw:frame>
        <draw:frame draw:name="Titel 1" presentation:style-name="pr8" draw:text-style-name="P11" draw:layer="layout" svg:width="31.993cm" svg:height="2.2cm" svg:x="1.007cm" svg:y="2.6cm" presentation:class="title" presentation:user-transformed="true">
          <draw:text-box>
            <text:p text:style-name="P10"><text:span text:style-name="T5">CREATING LIBRARIES: WHY?</text:span></text:p>
          </draw:text-box>
        </draw:frame>
        <draw:frame draw:name="Footer Placeholder 6" presentation:style-name="pr7" draw:text-style-name="P7" draw:layer="layout" svg:width="11.429cm" svg:height="0.783cm" svg:x="11.218cm" svg:y="0.325cm" presentation:class="footer" presentation:user-transformed="true">
          <draw:text-box>
            <text:p text:style-name="P8"><text:span text:style-name="T3">https://robocon.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ntent_5f_">
        <draw:frame draw:name="Inhaltsplatzhalter 2_0" presentation:style-name="pr10" draw:text-style-name="P9" draw:layer="layout" svg:width="32.01cm" svg:height="10.4cm" svg:x="0.923cm" svg:y="5.6cm" presentation:class="outline" presentation:user-transformed="true">
          <draw:text-box>
            <text:p><text:span text:style-name="T4">Let’s see a demo!</text:span></text:p>
          </draw:text-box>
        </draw:frame>
        <draw:frame draw:name="Slide Number Placeholder 7_1" presentation:style-name="pr11" draw:text-style-name="P7" draw:layer="layout" svg:width="3.952cm" svg:height="0.783cm" svg:x="29.507cm" svg:y="0.325cm" presentation:class="page-number" presentation:user-transformed="true">
          <draw:text-box>
            <text:p text:style-name="P6"><text:span text:style-name="T3"><text:page-number>&lt;numero&gt;</text:page-number></text:span></text:p>
          </draw:text-box>
        </draw:frame>
        <draw:frame draw:name="Titel 1_1" presentation:style-name="pr12" draw:text-style-name="P11" draw:layer="layout" svg:width="31.993cm" svg:height="2.2cm" svg:x="1.007cm" svg:y="2.6cm" presentation:class="title" presentation:user-transformed="true">
          <draw:text-box>
            <text:p text:style-name="P10"><text:span text:style-name="T5">CREATING LIBRARIES: HOW?</text:span></text:p>
          </draw:text-box>
        </draw:frame>
        <draw:frame draw:name="Footer Placeholder 6_1" presentation:style-name="pr11" draw:text-style-name="P7" draw:layer="layout" svg:width="11.429cm" svg:height="0.783cm" svg:x="11.218cm" svg:y="0.325cm" presentation:class="footer" presentation:user-transformed="true">
          <draw:text-box>
            <text:p text:style-name="P8"><text:span text:style-name="T3">https://robocon.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End_20_Slide">
        <draw:frame draw:name="Slide Number Placeholder 5" presentation:style-name="pr14" draw:text-style-name="P7" draw:layer="layout" svg:width="3.955cm" svg:height="0.78cm" svg:x="29.911cm" svg:y="0.326cm" presentation:class="page-number" presentation:user-transformed="true">
          <draw:text-box>
            <text:p text:style-name="P6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Code" svg:font-family="'Courier Code'"/>
    <style:font-face style:name="OCR A Extended1" svg:font-family="'OCR A Extended'"/>
    <style:font-face style:name="OCR A Std" svg:font-family="'OCR A Std'"/>
    <style:font-face style:name="Courier Code3" svg:font-family="'Courier Code'" style:font-family-generic="modern"/>
    <style:font-face style:name="RBTFNT" svg:font-family="RBTFNT" style:font-family-generic="modern"/>
    <style:font-face style:name="Courier Code4" svg:font-family="'Courier Code'" style:font-family-generic="modern" style:font-pitch="fixed"/>
    <style:font-face style:name="RBTFNT2" svg:font-family="RBTFNT" style:font-family-generic="modern" style:font-pitch="fixed"/>
    <style:font-face style:name="Courier Code5" svg:font-family="'Courier Code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CR A Extended" svg:font-family="'OCR A Extended'" style:font-pitch="variable"/>
    <style:font-face style:name="OCR A Std1" svg:font-family="'OCR A Std'" style:font-pitch="variable"/>
    <style:font-face style:name="Courier Code6" svg:font-family="'Courier Code'" style:font-family-generic="decorative" style:font-pitch="variable"/>
    <style:font-face style:name="DejaVu Sans1" svg:font-family="'DejaVu Sans'" style:font-family-generic="decorative" style:font-pitch="variable"/>
    <style:font-face style:name="Noto Sans CJK SC1" svg:font-family="'Noto Sans CJK SC'" style:font-family-generic="decorative" style:font-pitch="variable"/>
    <style:font-face style:name="Courier Code2" svg:font-family="'Courier Code'" style:font-family-generic="modern" style:font-pitch="variable"/>
    <style:font-face style:name="DejaVu Sans2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RBTFNT1" svg:font-family="RBTFNT" style:font-family-generic="modern" style:font-pitch="variable"/>
    <style:font-face style:name="Courier Code1" svg:font-family="'Courier Code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urier Code7" svg:font-family="'Courier Code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" draw:border="0%"/>
    <draw:gradient draw:name="Täytetty" draw:style="linear" draw:start-color="#ffffff" draw:end-color="#cccccc" draw:start-intensity="100%" draw:end-intensity="100%" draw:angle="300" draw:border="0%"/>
    <draw:gradient draw:name="Täytetty_20_keltainen" draw:display-name="Täytetty keltainen" draw:style="linear" draw:start-color="#ffde59" draw:end-color="#b47804" draw:start-intensity="100%" draw:end-intensity="100%" draw:angle="300" draw:border="0%"/>
    <draw:gradient draw:name="Täytetty_20_punainen" draw:display-name="Täytetty punainen" draw:style="linear" draw:start-color="#ff6d6d" draw:end-color="#c9211e" draw:start-intensity="100%" draw:end-intensity="100%" draw:angle="300" draw:border="0%"/>
    <draw:gradient draw:name="Täytetty_20_sininen" draw:display-name="Täytetty sininen" draw:style="linear" draw:start-color="#729fcf" draw:end-color="#355269" draw:start-intensity="100%" draw:end-intensity="100%" draw:angle="300" draw:border="0%"/>
    <draw:gradient draw:name="Täytetty_20_vihreä" draw:display-name="Täytetty vihreä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_2f_End_20_Slide-background" style:display-name="Start/End Slide-background" style:family="presentation">
      <style:graphic-properties draw:stroke="none" draw:fill="solid" draw:fill-color="#262330"/>
      <style:text-properties style:letter-kerning="true"/>
    </style:style>
    <style:style style:name="Start_2f_End_20_Slide-backgroundobjects" style:display-name="Start/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_2f_End_20_Slide-notes" style:display-name="Start/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_2f_End_20_Slide-outline1" style:display-name="Start/End Slide-outline1" style:family="presentation">
      <style:graphic-properties draw:stroke="none" draw:fill="none" draw:auto-grow-height="false" draw:fit-to-size="shrink-to-fit" style:shrink-to-fit="true">
        <text:list-style style:name="Start_2f_End_20_Slide-outline1" style:display-name="Start/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language="en" fo:country="US" fo:font-style="normal" fo:text-shadow="none" style:text-underline-style="none" fo:font-weight="normal" style:letter-kerning="true" fo:background-color="transparent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tart_2f_End_20_Slide-outline2" style:display-name="Start/End Slide-outline2" style:family="presentation" style:parent-style-name="Start_2f_End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Start_2f_End_20_Slide-outline3" style:display-name="Start/End Slide-outline3" style:family="presentation" style:parent-style-name="Start_2f_End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Start_2f_End_20_Slide-outline4" style:display-name="Start/End Slide-outline4" style:family="presentation" style:parent-style-name="Start_2f_End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Start_2f_End_20_Slide-outline5" style:display-name="Start/End Slide-outline5" style:family="presentation" style:parent-style-name="Start_2f_End_20_Slide-outline4">
      <style:paragraph-properties fo:margin-top="0.1cm" fo:margin-bottom="0cm"/>
      <style:text-properties fo:font-size="20pt" style:font-size-asian="20pt" style:font-size-complex="20pt"/>
    </style:style>
    <style:style style:name="Start_2f_End_20_Slide-outline6" style:display-name="Start/End Slide-outline6" style:family="presentation" style:parent-style-name="Start_2f_End_20_Slide-outline5">
      <style:paragraph-properties fo:margin-top="0.1cm" fo:margin-bottom="0cm"/>
      <style:text-properties fo:font-size="20pt" style:font-size-asian="20pt" style:font-size-complex="20pt"/>
    </style:style>
    <style:style style:name="Start_2f_End_20_Slide-outline7" style:display-name="Start/End Slide-outline7" style:family="presentation" style:parent-style-name="Start_2f_End_20_Slide-outline6">
      <style:paragraph-properties fo:margin-top="0.1cm" fo:margin-bottom="0cm"/>
      <style:text-properties fo:font-size="20pt" style:font-size-asian="20pt" style:font-size-complex="20pt"/>
    </style:style>
    <style:style style:name="Start_2f_End_20_Slide-outline8" style:display-name="Start/End Slide-outline8" style:family="presentation" style:parent-style-name="Start_2f_End_20_Slide-outline7">
      <style:paragraph-properties fo:margin-top="0.1cm" fo:margin-bottom="0cm"/>
      <style:text-properties fo:font-size="20pt" style:font-size-asian="20pt" style:font-size-complex="20pt"/>
    </style:style>
    <style:style style:name="Start_2f_End_20_Slide-outline9" style:display-name="Start/End Slide-outline9" style:family="presentation" style:parent-style-name="Start_2f_End_20_Slide-outline8">
      <style:paragraph-properties fo:margin-top="0.1cm" fo:margin-bottom="0cm"/>
      <style:text-properties fo:font-size="20pt" style:font-size-asian="20pt" style:font-size-complex="20pt"/>
    </style:style>
    <style:style style:name="Start_2f_End_20_Slide-subtitle" style:display-name="Start/End Slide-subtitle" style:family="presentation">
      <style:graphic-properties draw:stroke="none" draw:fill="none" draw:textarea-vertical-align="middle">
        <text:list-style style:name="Start_2f_End_20_Slide-subtitle" style:display-name="Start/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_2f_End_20_Slide-title" style:display-name="Start/End Slide-title" style:family="presentation">
      <style:graphic-properties draw:stroke="none" draw:fill="none" draw:textarea-vertical-align="middle">
        <text:list-style style:name="Start_2f_End_20_Slide-title" style:display-name="Start/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urier Code" fo:font-family="'Courier Code'" fo:font-size="18pt" fo:letter-spacing="normal" fo:language="en" fo:country="US" fo:font-style="normal" fo:text-shadow="none" style:text-underline-style="none" fo:font-weight="normal" style:letter-kerning="true" fo:background-color="transparent" style:font-name-asian="Courier Code6" style:font-family-asian="'Courier Code'" style:font-family-generic-asian="decorative" style:font-pitch-asian="variable" style:font-size-asian="18pt" style:font-style-asian="normal" style:font-weight-asian="normal" style:font-name-complex="Courier Code4" style:font-family-complex="'Courier Code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background" style:family="presentation">
      <style:graphic-properties draw:stroke="none" draw:fill="solid" draw:fill-color="#262330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language="en" fo:country="US" fo:font-style="normal" fo:text-shadow="none" style:text-underline-style="none" fo:font-weight="normal" style:letter-kerning="true" fo:background-color="transparent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urier Code" fo:font-family="'Courier Code'" fo:font-size="18pt" fo:letter-spacing="normal" fo:language="en" fo:country="US" fo:font-style="normal" fo:text-shadow="none" style:text-underline-style="none" fo:font-weight="normal" style:letter-kerning="true" fo:background-color="transparent" style:font-name-asian="Courier Code6" style:font-family-asian="'Courier Code'" style:font-family-generic-asian="decorative" style:font-pitch-asian="variable" style:font-size-asian="18pt" style:font-style-asian="normal" style:font-weight-asian="normal" style:font-name-complex="Courier Code4" style:font-family-complex="'Courier Code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ne_20_Content-background" style:display-name="One Content-background" style:family="presentation">
      <style:graphic-properties draw:stroke="none" draw:fill="solid" draw:fill-color="#262330"/>
      <style:text-properties style:letter-kerning="true"/>
    </style:style>
    <style:style style:name="One_20_Content-backgroundobjects" style:display-name="On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ntent-notes" style:display-name="On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ntent-outline1" style:display-name="One Content-outline1" style:family="presentation">
      <style:graphic-properties draw:stroke="none" draw:fill="none" draw:auto-grow-height="false" draw:fit-to-size="shrink-to-fit" style:shrink-to-fit="true">
        <text:list-style style:name="One_20_Content-outline1" style:display-name="On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language="en" fo:country="US" fo:font-style="normal" fo:text-shadow="none" style:text-underline-style="none" fo:font-weight="normal" style:letter-kerning="true" fo:background-color="transparent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ne_20_Content-outline2" style:display-name="One Content-outline2" style:family="presentation" style:parent-style-name="One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-outline3" style:display-name="One Content-outline3" style:family="presentation" style:parent-style-name="One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-outline4" style:display-name="One Content-outline4" style:family="presentation" style:parent-style-name="One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-outline5" style:display-name="One Content-outline5" style:family="presentation" style:parent-style-name="One_20_Content-outline4">
      <style:paragraph-properties fo:margin-top="0.1cm" fo:margin-bottom="0cm"/>
      <style:text-properties fo:font-size="20pt" style:font-size-asian="20pt" style:font-size-complex="20pt"/>
    </style:style>
    <style:style style:name="One_20_Content-outline6" style:display-name="One Content-outline6" style:family="presentation" style:parent-style-name="One_20_Content-outline5">
      <style:paragraph-properties fo:margin-top="0.1cm" fo:margin-bottom="0cm"/>
      <style:text-properties fo:font-size="20pt" style:font-size-asian="20pt" style:font-size-complex="20pt"/>
    </style:style>
    <style:style style:name="One_20_Content-outline7" style:display-name="One Content-outline7" style:family="presentation" style:parent-style-name="One_20_Content-outline6">
      <style:paragraph-properties fo:margin-top="0.1cm" fo:margin-bottom="0cm"/>
      <style:text-properties fo:font-size="20pt" style:font-size-asian="20pt" style:font-size-complex="20pt"/>
    </style:style>
    <style:style style:name="One_20_Content-outline8" style:display-name="One Content-outline8" style:family="presentation" style:parent-style-name="One_20_Content-outline7">
      <style:paragraph-properties fo:margin-top="0.1cm" fo:margin-bottom="0cm"/>
      <style:text-properties fo:font-size="20pt" style:font-size-asian="20pt" style:font-size-complex="20pt"/>
    </style:style>
    <style:style style:name="One_20_Content-outline9" style:display-name="One Content-outline9" style:family="presentation" style:parent-style-name="One_20_Content-outline8">
      <style:paragraph-properties fo:margin-top="0.1cm" fo:margin-bottom="0cm"/>
      <style:text-properties fo:font-size="20pt" style:font-size-asian="20pt" style:font-size-complex="20pt"/>
    </style:style>
    <style:style style:name="One_20_Content-subtitle" style:display-name="One Content-subtitle" style:family="presentation">
      <style:graphic-properties draw:stroke="none" draw:fill="none" draw:textarea-vertical-align="middle">
        <text:list-style style:name="One_20_Content-subtitle" style:display-name="On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ntent-title" style:display-name="One Content-title" style:family="presentation">
      <style:graphic-properties draw:stroke="none" draw:fill="none" draw:textarea-vertical-align="middle">
        <text:list-style style:name="One_20_Content-title" style:display-name="On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urier Code" fo:font-family="'Courier Code'" fo:font-size="18pt" fo:letter-spacing="normal" fo:language="en" fo:country="US" fo:font-style="normal" fo:text-shadow="none" style:text-underline-style="none" fo:font-weight="normal" style:letter-kerning="true" fo:background-color="transparent" style:font-name-asian="Courier Code6" style:font-family-asian="'Courier Code'" style:font-family-generic-asian="decorative" style:font-pitch-asian="variable" style:font-size-asian="18pt" style:font-style-asian="normal" style:font-weight-asian="normal" style:font-name-complex="Courier Code4" style:font-family-complex="'Courier Code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background" style:display-name="End Slide-background" style:family="presentation">
      <style:graphic-properties draw:stroke="none" draw:fill="solid" draw:fill-color="#262330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language="en" fo:country="US" fo:font-style="normal" fo:text-shadow="none" style:text-underline-style="none" fo:font-weight="normal" style:letter-kerning="true" fo:background-color="transparent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outline2" style:display-name="End Slide-outline2" style:family="presentation" style:parent-style-name="End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End_20_Slide-outline3" style:display-name="End Slide-outline3" style:family="presentation" style:parent-style-name="End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End_20_Slide-outline4" style:display-name="End Slide-outline4" style:family="presentation" style:parent-style-name="End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urier Code" fo:font-family="'Courier Code'" fo:font-size="18pt" fo:letter-spacing="normal" fo:language="en" fo:country="US" fo:font-style="normal" fo:text-shadow="none" style:text-underline-style="none" fo:font-weight="normal" style:letter-kerning="true" fo:background-color="transparent" style:font-name-asian="Courier Code6" style:font-family-asian="'Courier Code'" style:font-family-generic-asian="decorative" style:font-pitch-asian="variable" style:font-size-asian="18pt" style:font-style-asian="normal" style:font-weight-asian="normal" style:font-name-complex="Courier Code4" style:font-family-complex="'Courier Code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ne_20_Content_5f_-background" style:display-name="One Content_-background" style:family="presentation">
      <style:graphic-properties draw:stroke="none" draw:fill="solid" draw:fill-color="#262330"/>
      <style:text-properties style:letter-kerning="true"/>
    </style:style>
    <style:style style:name="One_20_Content_5f_-backgroundobjects" style:display-name="One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ntent_5f_-notes" style:display-name="One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ntent_5f_-outline1" style:display-name="One Content_-outline1" style:family="presentation">
      <style:graphic-properties draw:stroke="none" draw:fill="none" draw:auto-grow-height="false" draw:fit-to-size="shrink-to-fit" style:shrink-to-fit="true">
        <text:list-style style:name="One_20_Content_5f_-outline1" style:display-name="One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language="en" fo:country="US" fo:font-style="normal" fo:text-shadow="none" style:text-underline-style="none" fo:font-weight="normal" style:letter-kerning="true" fo:background-color="transparent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ne_20_Content_5f_-outline2" style:display-name="One Content_-outline2" style:family="presentation" style:parent-style-name="One_20_Content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_5f_-outline3" style:display-name="One Content_-outline3" style:family="presentation" style:parent-style-name="One_20_Content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_5f_-outline4" style:display-name="One Content_-outline4" style:family="presentation" style:parent-style-name="One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4" fo:font-family="'Courier Code'" style:font-family-generic="modern" style:font-pitch="fixed" fo:font-size="28pt" fo:letter-spacing="-0.035cm" fo:font-style="normal" style:text-underline-style="none" fo:font-weight="normal" style:font-name-asian="Courier Code6" style:font-family-asian="'Courier Code'" style:font-family-generic-asian="decorative" style:font-pitch-asian="variable" style:font-size-asian="28pt" style:font-style-asian="normal" style:font-weight-asian="normal" style:font-name-complex="Courier Code4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_5f_-outline5" style:display-name="One Content_-outline5" style:family="presentation" style:parent-style-name="One_20_Content_5f_-outline4">
      <style:paragraph-properties fo:margin-top="0.1cm" fo:margin-bottom="0cm"/>
      <style:text-properties fo:font-size="20pt" style:font-size-asian="20pt" style:font-size-complex="20pt"/>
    </style:style>
    <style:style style:name="One_20_Content_5f_-outline6" style:display-name="One Content_-outline6" style:family="presentation" style:parent-style-name="One_20_Content_5f_-outline5">
      <style:paragraph-properties fo:margin-top="0.1cm" fo:margin-bottom="0cm"/>
      <style:text-properties fo:font-size="20pt" style:font-size-asian="20pt" style:font-size-complex="20pt"/>
    </style:style>
    <style:style style:name="One_20_Content_5f_-outline7" style:display-name="One Content_-outline7" style:family="presentation" style:parent-style-name="One_20_Content_5f_-outline6">
      <style:paragraph-properties fo:margin-top="0.1cm" fo:margin-bottom="0cm"/>
      <style:text-properties fo:font-size="20pt" style:font-size-asian="20pt" style:font-size-complex="20pt"/>
    </style:style>
    <style:style style:name="One_20_Content_5f_-outline8" style:display-name="One Content_-outline8" style:family="presentation" style:parent-style-name="One_20_Content_5f_-outline7">
      <style:paragraph-properties fo:margin-top="0.1cm" fo:margin-bottom="0cm"/>
      <style:text-properties fo:font-size="20pt" style:font-size-asian="20pt" style:font-size-complex="20pt"/>
    </style:style>
    <style:style style:name="One_20_Content_5f_-outline9" style:display-name="One Content_-outline9" style:family="presentation" style:parent-style-name="One_20_Content_5f_-outline8">
      <style:paragraph-properties fo:margin-top="0.1cm" fo:margin-bottom="0cm"/>
      <style:text-properties fo:font-size="20pt" style:font-size-asian="20pt" style:font-size-complex="20pt"/>
    </style:style>
    <style:style style:name="One_20_Content_5f_-subtitle" style:display-name="One Content_-subtitle" style:family="presentation">
      <style:graphic-properties draw:stroke="none" draw:fill="none" draw:textarea-vertical-align="middle">
        <text:list-style style:name="One_20_Content_5f_-subtitle" style:display-name="One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ntent_5f_-title" style:display-name="One Content_-title" style:family="presentation">
      <style:graphic-properties draw:stroke="none" draw:fill="none" draw:textarea-vertical-align="middle">
        <text:list-style style:name="One_20_Content_5f_-title" style:display-name="One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urier Code" fo:font-family="'Courier Code'" fo:font-size="18pt" fo:letter-spacing="normal" fo:language="en" fo:country="US" fo:font-style="normal" fo:text-shadow="none" style:text-underline-style="none" fo:font-weight="normal" style:letter-kerning="true" fo:background-color="transparent" style:font-name-asian="Courier Code6" style:font-family-asian="'Courier Code'" style:font-family-generic-asian="decorative" style:font-pitch-asian="variable" style:font-size-asian="18pt" style:font-style-asian="normal" style:font-weight-asian="normal" style:font-name-complex="Courier Code4" style:font-family-complex="'Courier Code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6233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i_20_ilman_20_täyttöä_20_ja_20_viiva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Start_2f_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rt_2f_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One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n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One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On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One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One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One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One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One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style:paragraph-properties fo:margin-left="0.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7" style:family="paragraph">
      <style:paragraph-properties fo:margin-top="0cm" fo:margin-bottom="0cm" fo:line-height="1.552cm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1ffd9" style:text-line-through-style="none" style:text-line-through-type="none" style:text-position="0% 100%" style:font-name="OCR A Extended1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BTFNT2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RBTFNT2" fo:font-size="60pt" fo:letter-spacing="-0.194cm" fo:language="fi" fo:country="FI" fo:font-style="normal" style:text-underline-style="none" fo:font-weight="normal" style:font-name-asian="Courier Code6" style:font-size-asian="60pt" style:font-style-asian="normal" style:font-weight-asian="normal" style:font-name-complex="Courier Code4" style:font-size-complex="60pt" style:font-style-complex="normal" style:font-weight-complex="normal"/>
    </style:style>
    <style:style style:name="MT5" style:family="text">
      <style:text-properties fo:font-variant="normal" fo:text-transform="none" fo:color="#262330" style:text-line-through-style="none" style:text-line-through-type="none" style:text-position="0% 100%" style:font-name="Courier Code4" fo:font-size="12pt" fo:letter-spacing="normal" fo:language="en" fo:country="US" fo:font-style="normal" style:text-underline-style="none" fo:font-weight="normal" style:font-name-asian="Courier Code6" style:font-size-asian="12pt" style:font-style-asian="normal" style:font-weight-asian="normal" style:font-name-complex="Courier Code4" style:font-size-complex="12pt" style:font-style-complex="normal" style:font-weight-complex="normal"/>
    </style:style>
    <style:style style:name="MT6" style:family="text">
      <style:text-properties fo:font-variant="normal" fo:text-transform="none" fo:color="#01ffd9" style:text-line-through-style="none" style:text-line-through-type="none" style:text-position="0% 100%" style:font-name="RBTFNT2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RBTFNT2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ourier Code4" fo:font-size="28pt" fo:letter-spacing="-0.035cm" fo:language="de" fo:country="DE" fo:font-style="normal" style:text-underline-style="none" fo:font-weight="normal" style:font-name-asian="Courier Code6" style:font-size-asian="28pt" style:font-style-asian="normal" style:font-weight-asian="normal" style:font-name-complex="Courier Code4" style:font-size-complex="28pt" style:font-style-complex="normal" style:font-weight-complex="normal"/>
    </style:style>
    <style:style style:name="MT9" style:family="text">
      <style:text-properties fo:text-transform="uppercase" fo:color="#ffffff" style:text-line-through-style="none" style:text-line-through-type="none" style:text-position="0% 100%" style:font-name="RBTFNT2" fo:font-size="44pt" fo:letter-spacing="-0.123cm" fo:language="fi" fo:country="FI" fo:font-style="normal" style:text-underline-style="none" fo:font-weight="normal" style:font-name-asian="Courier Code6" style:font-size-asian="44pt" style:font-style-asian="normal" style:font-weight-asian="normal" style:font-name-complex="Courier Code4" style:font-size-complex="4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RBTFNT2" fo:font-size="66pt" fo:letter-spacing="normal" fo:language="en" fo:country="US" fo:font-style="normal" style:text-underline-style="none" fo:font-weight="normal" style:font-name-asian="OCR A Std" style:font-size-asian="66pt" style:font-style-asian="normal" style:font-weight-asian="normal" style:font-name-complex="OCR A Std" style:font-size-complex="66pt" style:font-style-complex="normal" style:font-weight-complex="normal"/>
    </style:style>
    <style:style style:name="MT11" style:family="text">
      <style:text-properties fo:font-variant="normal" fo:text-transform="none" fo:color="#01ffd9" style:text-line-through-style="none" style:text-line-through-type="none" style:text-position="0% 100%" style:font-name="RBTFNT2" fo:font-size="66pt" fo:letter-spacing="normal" fo:language="en" fo:country="US" fo:font-style="normal" style:text-underline-style="none" fo:font-weight="normal" style:font-name-asian="OCR A Std" style:font-size-asian="66pt" style:font-style-asian="normal" style:font-weight-asian="normal" style:font-name-complex="OCR A Std" style:font-size-complex="6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Start_2f_End_20_Slide" style:display-name="Start/End Slide" style:page-layout-name="PM1" draw:style-name="Mdp1">
      <draw:frame draw:name="Grafik 1" draw:style-name="Mgr3" draw:text-style-name="MP5" draw:layer="backgroundobjects" svg:width="18.697cm" svg:height="19.049cm" svg:x="0cm" svg:y="0cm">
        <draw:image xlink:href="Pictures/10000201000005640000057E5388A386A1213B40.png" xlink:type="simple" xlink:show="embed" xlink:actuate="onLoad" loext:mime-type="image/png">
          <text:p/>
        </draw:image>
      </draw:frame>
      <draw:frame draw:name="Grafik 6" draw:style-name="Mgr3" draw:text-style-name="MP5" draw:layer="backgroundobjects" svg:width="10.091cm" svg:height="5.6cm" svg:x="21.334cm" svg:y="8.725cm">
        <draw:image xlink:href="Pictures/100002010000017E000000D4FCA3A36F036A711A.png" xlink:type="simple" xlink:show="embed" xlink:actuate="onLoad" loext:mime-type="image/png">
          <text:p/>
        </draw:image>
      </draw:frame>
      <draw:frame draw:name="Grafik 8" draw:style-name="Mgr3" draw:text-style-name="MP5" draw:layer="backgroundobjects" svg:width="4.419cm" svg:height="4.399cm" svg:x="24.17cm" svg:y="4.931cm">
        <draw:image xlink:href="Pictures/10000201000000E6000000E5C4E98C5A3CA9D310.png" xlink:type="simple" xlink:show="embed" xlink:actuate="onLoad" loext:mime-type="image/png">
          <text:p/>
        </draw:image>
      </draw:frame>
      <draw:frame draw:name="Grafik 11" draw:style-name="Mgr3" draw:text-style-name="MP5" draw:layer="backgroundobjects" svg:width="9cm" svg:height="1.589cm" svg:x="25.014cm" svg:y="0cm">
        <draw:image xlink:href="Pictures/10000201000001A30000004A9BB2B54B8A31AAB7.png" xlink:type="simple" xlink:show="embed" xlink:actuate="onLoad" loext:mime-type="image/png">
          <text:p/>
        </draw:image>
      </draw:frame>
      <draw:frame draw:name="Grafik 13" draw:style-name="Mgr3" draw:text-style-name="MP5" draw:layer="backgroundobjects" svg:width="5.958cm" svg:height="1.896cm" svg:x="27.735cm" svg:y="17.072cm">
        <draw:image xlink:href="Pictures/1000020100000284000000CD34A72D008C3FF8E5.png" xlink:type="simple" xlink:show="embed" xlink:actuate="onLoad" loext:mime-type="image/png">
          <text:p/>
        </draw:image>
      </draw:frame>
      <draw:custom-shape draw:name="Textfeld 14" draw:style-name="Mgr4" draw:text-style-name="MP7" draw:layer="backgroundobjects" svg:width="9.8cm" svg:height="3.297cm" svg:x="17.933cm" svg:y="17.072cm">
        <text:p text:style-name="MP6"><text:span text:style-name="MT2">#ROBOCON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5" draw:text-style-name="MP7" draw:layer="backgroundobjects" svg:width="3.924cm" svg:height="1.098cm" svg:x="27.138cm" svg:y="0.172cm">
        <text:p text:style-name="MP6"><text:span text:style-name="MT3">MAR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rt_2f_End_20_Slide-title" draw:layer="backgroundobjects" svg:width="30.479cm" svg:height="3.18cm" svg:x="1.693cm" svg:y="0.76cm" presentation:class="title" presentation:placeholder="true">
        <draw:text-box/>
      </draw:frame>
      <draw:frame presentation:style-name="Start_2f_End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tart_2f_End_20_Slide-title" draw:layer="backgroundobjects" svg:width="19.798cm" svg:height="11.136cm" svg:x="0.6cm" svg:y="2.257cm" presentation:class="page"/>
        <draw:frame presentation:style-name="Start_2f_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elfolie" style:page-layout-name="PM1" draw:style-name="Mdp1">
      <draw:frame draw:name="Grafik 11" draw:style-name="Mgr3" draw:text-style-name="MP5" draw:layer="backgroundobjects" svg:width="9cm" svg:height="1.589cm" svg:x="-0.069cm" svg:y="-0.007cm">
        <draw:image xlink:href="Pictures/10000201000001A30000004A9BB2B54B8A31AAB7.png" xlink:type="simple" xlink:show="embed" xlink:actuate="onLoad" loext:mime-type="image/png">
          <text:p/>
        </draw:image>
      </draw:frame>
      <draw:frame draw:name="Title 1" presentation:style-name="Mpr3" draw:text-style-name="MP9" draw:layer="backgroundobjects" svg:width="32.015cm" svg:height="7.999cm" svg:x="0.917cm" svg:y="2.525cm" presentation:class="title" presentation:user-transformed="true">
        <draw:text-box>
          <text:p text:style-name="MP8"><text:span text:style-name="MT4">CLICK TO ADD Title</text:span></text:p>
        </draw:text-box>
      </draw:frame>
      <draw:frame draw:name="Slide Number Placeholder 6" presentation:style-name="Mpr4" draw:text-style-name="MP11" draw:layer="backgroundobjects" svg:width="3.952cm" svg:height="0.783cm" svg:x="29.507cm" svg:y="0.325cm" presentation:class="page-number" presentation:user-transformed="true">
        <draw:text-box>
          <text:p text:style-name="MP10"><text:span text:style-name="MT5"><text:page-number>&lt;numero&gt;</text:page-number></text:span></text:p>
        </draw:text-box>
      </draw:frame>
      <draw:frame draw:name="Picture 10" draw:style-name="Mgr3" draw:text-style-name="MP5" draw:layer="backgroundobjects" svg:width="2.3cm" svg:height="2.3cm" svg:x="0.418cm" svg:y="16.42cm">
        <draw:image xlink:href="Pictures/100002010000019000000190061300C524CD841B.png" xlink:type="simple" xlink:show="embed" xlink:actuate="onLoad" loext:mime-type="image/png">
          <text:p/>
        </draw:image>
      </draw:frame>
      <draw:frame draw:name="Footer Placeholder 5" presentation:style-name="Mpr4" draw:text-style-name="MP11" draw:layer="backgroundobjects" svg:width="11.429cm" svg:height="0.783cm" svg:x="11.218cm" svg:y="0.325cm" presentation:class="footer" presentation:user-transformed="true">
        <draw:text-box>
          <text:p text:style-name="MP12"><text:span text:style-name="MT5">https://robocon.io</text:span></text:p>
        </draw:text-box>
      </draw:frame>
      <draw:custom-shape draw:name="Textfeld 4" draw:style-name="Mgr6" draw:text-style-name="MP7" draw:layer="backgroundobjects" svg:width="16.401cm" svg:height="2.114cm" svg:x="8.724cm" svg:y="16.335cm">
        <text:p text:style-name="MP13"><text:span text:style-name="MT6">ROBOCON </text:span><text:span text:style-name="MT7">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5" draw:text-style-name="MP7" draw:layer="backgroundobjects" svg:width="3.924cm" svg:height="1.098cm" svg:x="1.894cm" svg:y="0.172cm">
        <text:p text:style-name="MP6"><text:span text:style-name="MT3">MAR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ne_20_Content" style:display-name="One Content" style:page-layout-name="PM1" draw:style-name="Mdp1">
      <draw:frame draw:name="Content Placeholder 2" presentation:style-name="Mpr7" draw:text-style-name="MP16" draw:layer="backgroundobjects" svg:width="32.01cm" svg:height="14.199cm" svg:x="0.923cm" svg:y="4.325cm" presentation:class="outline" presentation:user-transformed="true">
        <draw:text-box>
          <text:list text:style-name="ML3">
            <text:list-item>
              <text:p text:style-name="MP14"><text:span text:style-name="MT8">Mastertextformat bearbeiten</text:span></text:p>
              <text:list>
                <text:list-item>
                  <text:p text:style-name="MP15"><text:span text:style-name="MT8">Zweite Ebene</text:span></text:p>
                  <text:list>
                    <text:list-item>
                      <text:p text:style-name="MP15"><text:span text:style-name="MT8">Dritte Ebene</text:span></text:p>
                      <text:list>
                        <text:list-item>
                          <text:p text:style-name="MP15"><text:span text:style-name="MT8">Vierte Ebene</text:span></text:p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8" draw:text-style-name="MP11" draw:layer="backgroundobjects" svg:width="3.952cm" svg:height="0.783cm" svg:x="29.507cm" svg:y="0.325cm" presentation:class="page-number" presentation:user-transformed="true">
        <draw:text-box>
          <text:p text:style-name="MP10"><text:span text:style-name="MT5"><text:page-number>&lt;numero&gt;</text:page-number></text:span></text:p>
        </draw:text-box>
      </draw:frame>
      <draw:frame draw:name="Title 1" presentation:style-name="Mpr9" draw:text-style-name="MP18" draw:layer="backgroundobjects" svg:width="31.993cm" svg:height="1.554cm" svg:x="0.939cm" svg:y="1.57cm" presentation:class="title" presentation:user-transformed="true">
        <draw:text-box>
          <text:p text:style-name="MP17"><text:span text:style-name="MT9">Click to add slide title</text:span></text:p>
        </draw:text-box>
      </draw:frame>
      <draw:frame draw:name="Picture 8" draw:style-name="Mgr3" draw:text-style-name="MP5" draw:layer="backgroundobjects" svg:width="2.3cm" svg:height="2.3cm" svg:x="0.418cm" svg:y="16.42cm">
        <draw:image xlink:href="Pictures/100002010000019000000190061300C524CD841B.png" xlink:type="simple" xlink:show="embed" xlink:actuate="onLoad" loext:mime-type="image/png">
          <text:p/>
        </draw:image>
      </draw:frame>
      <draw:frame draw:name="Footer Placeholder 5" presentation:style-name="Mpr8" draw:text-style-name="MP11" draw:layer="backgroundobjects" svg:width="11.429cm" svg:height="0.783cm" svg:x="11.218cm" svg:y="0.325cm" presentation:class="footer" presentation:user-transformed="true">
        <draw:text-box>
          <text:p text:style-name="MP12"><text:span text:style-name="MT5">https://robocon.io</text:span></text:p>
        </draw:text-box>
      </draw:frame>
      <draw:frame draw:name="Grafik 9" draw:style-name="Mgr3" draw:text-style-name="MP5" draw:layer="backgroundobjects" svg:width="9cm" svg:height="1.589cm" svg:x="-0.069cm" svg:y="-0.007cm">
        <draw:image xlink:href="Pictures/10000201000001A30000004A9BB2B54B8A31AAB7.png" xlink:type="simple" xlink:show="embed" xlink:actuate="onLoad" loext:mime-type="image/png">
          <text:p/>
        </draw:image>
      </draw:frame>
      <draw:custom-shape draw:name="Textfeld 11" draw:style-name="Mgr5" draw:text-style-name="MP7" draw:layer="backgroundobjects" svg:width="3.924cm" svg:height="1.098cm" svg:x="1.894cm" svg:y="0.172cm">
        <text:p text:style-name="MP6"><text:span text:style-name="MT3">MAR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One_20_Content-title" draw:layer="backgroundobjects" svg:width="19.798cm" svg:height="11.136cm" svg:x="0.6cm" svg:y="2.257cm" presentation:class="page"/>
        <draw:frame presentation:style-name="On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End_20_Slide" style:display-name="End Slide" style:page-layout-name="PM1" draw:style-name="Mdp1">
      <draw:custom-shape draw:name="TextBox 1" draw:style-name="Mgr4" draw:text-style-name="MP7" draw:layer="backgroundobjects" svg:width="18.795cm" svg:height="5.837cm" svg:x="7.732cm" svg:y="4.124cm">
        <text:p text:style-name="MP13"><text:span text:style-name="MT10">That’s</text:span><text:span text:style-name="MT11"> </text:span></text:p>
        <text:p text:style-name="MP13"><text:span text:style-name="MT11">ROBOCON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3" draw:text-style-name="MP5" draw:layer="backgroundobjects" svg:width="10.091cm" svg:height="5.6cm" svg:x="11.887cm" svg:y="9.325cm">
        <draw:image xlink:href="Pictures/100002010000017E000000D4FCA3A36F036A711A.png" xlink:type="simple" xlink:show="embed" xlink:actuate="onLoad" loext:mime-type="image/png">
          <text:p/>
        </draw:image>
      </draw:frame>
      <draw:frame draw:name="Grafik 9" draw:style-name="Mgr3" draw:text-style-name="MP5" draw:layer="backgroundobjects" svg:width="5.958cm" svg:height="1.896cm" svg:x="27.735cm" svg:y="17.072cm">
        <draw:image xlink:href="Pictures/1000020100000284000000CD34A72D008C3FF8E5.png" xlink:type="simple" xlink:show="embed" xlink:actuate="onLoad" loext:mime-type="image/png">
          <text:p/>
        </draw:image>
      </draw:frame>
      <draw:custom-shape draw:name="Textfeld 10" draw:style-name="Mgr4" draw:text-style-name="MP7" draw:layer="backgroundobjects" svg:width="9.8cm" svg:height="3.297cm" svg:x="17.933cm" svg:y="17.072cm">
        <text:p text:style-name="MP6"><text:span text:style-name="MT2">#ROBOCON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End_20_Slide-title" draw:layer="backgroundobjects" svg:width="19.798cm" svg:height="11.136cm" svg:x="0.6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ne_20_Content_5f_" style:display-name="One Content_" style:page-layout-name="PM1" draw:style-name="Mdp1">
      <draw:frame draw:name="Content Placeholder 2" presentation:style-name="Mpr14" draw:text-style-name="MP16" draw:layer="backgroundobjects" svg:width="32.01cm" svg:height="14.199cm" svg:x="0.923cm" svg:y="4.325cm" presentation:class="outline" presentation:user-transformed="true">
        <draw:text-box>
          <text:list text:style-name="ML3">
            <text:list-item>
              <text:p text:style-name="MP14"><text:span text:style-name="MT8">Mastertextformat bearbeiten</text:span></text:p>
              <text:list>
                <text:list-item>
                  <text:p text:style-name="MP15"><text:span text:style-name="MT8">Zweite Ebene</text:span></text:p>
                  <text:list>
                    <text:list-item>
                      <text:p text:style-name="MP15"><text:span text:style-name="MT8">Dritte Ebene</text:span></text:p>
                      <text:list>
                        <text:list-item>
                          <text:p text:style-name="MP15"><text:span text:style-name="MT8">Vierte Ebene</text:span></text:p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15" draw:text-style-name="MP11" draw:layer="backgroundobjects" svg:width="3.952cm" svg:height="0.783cm" svg:x="29.507cm" svg:y="0.325cm" presentation:class="page-number" presentation:user-transformed="true">
        <draw:text-box>
          <text:p text:style-name="MP10"><text:span text:style-name="MT5"><text:page-number>&lt;numero&gt;</text:page-number></text:span></text:p>
        </draw:text-box>
      </draw:frame>
      <draw:frame draw:name="Title 1" presentation:style-name="Mpr16" draw:text-style-name="MP18" draw:layer="backgroundobjects" svg:width="31.993cm" svg:height="1.554cm" svg:x="0.939cm" svg:y="1.57cm" presentation:class="title" presentation:user-transformed="true">
        <draw:text-box>
          <text:p text:style-name="MP17"><text:span text:style-name="MT9">Click to add slide title</text:span></text:p>
        </draw:text-box>
      </draw:frame>
      <draw:frame draw:name="Picture 8" draw:style-name="Mgr3" draw:text-style-name="MP5" draw:layer="backgroundobjects" svg:width="2.3cm" svg:height="2.3cm" svg:x="0.418cm" svg:y="16.42cm">
        <draw:image xlink:href="Pictures/100002010000019000000190061300C524CD841B.png" xlink:type="simple" xlink:show="embed" xlink:actuate="onLoad" loext:mime-type="image/png">
          <text:p/>
        </draw:image>
      </draw:frame>
      <draw:frame draw:name="Footer Placeholder 5" presentation:style-name="Mpr15" draw:text-style-name="MP11" draw:layer="backgroundobjects" svg:width="11.429cm" svg:height="0.783cm" svg:x="11.218cm" svg:y="0.325cm" presentation:class="footer" presentation:user-transformed="true">
        <draw:text-box>
          <text:p text:style-name="MP12"><text:span text:style-name="MT5">https://robocon.io</text:span></text:p>
        </draw:text-box>
      </draw:frame>
      <draw:frame draw:name="Grafik 9" draw:style-name="Mgr3" draw:text-style-name="MP5" draw:layer="backgroundobjects" svg:width="9cm" svg:height="1.589cm" svg:x="-0.069cm" svg:y="-0.007cm">
        <draw:image xlink:href="Pictures/10000201000001A30000004A9BB2B54B8A31AAB7.png" xlink:type="simple" xlink:show="embed" xlink:actuate="onLoad" loext:mime-type="image/png">
          <text:p/>
        </draw:image>
      </draw:frame>
      <draw:custom-shape draw:name="Textfeld 11" draw:style-name="Mgr7" draw:text-style-name="MP19" draw:layer="backgroundobjects" svg:width="3.924cm" svg:height="1.098cm" svg:x="1.894cm" svg:y="0.172cm">
        <text:p text:style-name="MP6"><text:span text:style-name="MT3">MAR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One_20_Content_5f_-title" draw:layer="backgroundobjects" svg:width="19.798cm" svg:height="11.136cm" svg:x="0.6cm" svg:y="2.257cm" presentation:class="page"/>
        <draw:frame presentation:style-name="One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äsentation</dc:title>
    <meta:editing-cycles>11</meta:editing-cycles>
    <meta:creation-date>2021-02-26T14:34:16.996567991</meta:creation-date>
    <dc:date>2021-03-01T11:41:45.295951433</dc:date>
    <meta:editing-duration>PT18M44S</meta:editing-duration>
    <meta:generator>LibreOffice/6.4.6.2$Linux_X86_64 LibreOffice_project/40$Build-2</meta:generator>
    <meta:document-statistic meta:object-count="98"/>
    <meta:user-defined meta:name="AppVersion">16.0000</meta:user-defined>
    <meta:user-defined meta:name="HiddenSlides" meta:value-type="float">0</meta:user-defined>
    <meta:user-defined meta:name="HyperlinkBase">robotframework.org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user-defined meta:name="contentStatus" meta:value-type="string">in Review</meta:user-defined>
  </office:meta>
</office:document-meta>
</file>